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pvals" table:style-name="ta1">
        <office:forms form:automatic-focus="false" form:apply-design-mode="false"/>
        <table:shapes>
          <draw:frame draw:z-index="0" draw:style-name="gr1" svg:width="10.622in" svg:height="6.5035in" svg:x="2.1386in" svg:y="0.1957in">
            <draw:object draw:notify-on-update-of-ranges="pvals.A1:pvals.A1 pvals.A2:pvals.A57 pvals.B1:pvals.B1 pvals.B2:pvals.B57 pvals.C1:pvals.C1 pvals.C2:pvals.C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>
            <text:p>-log2(pval)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0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98362">
            <text:p>3498362</text:p>
          </table:table-cell>
          <table:table-cell office:value-type="float" office:value="2813244">
            <text:p>2813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53189">
            <text:p>3553189</text:p>
          </table:table-cell>
          <table:table-cell office:value-type="float" office:value="3625120">
            <text:p>36251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23309">
            <text:p>3023309</text:p>
          </table:table-cell>
          <table:table-cell office:value-type="float" office:value="3366597">
            <text:p>33665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9290">
            <text:p>2469290</text:p>
          </table:table-cell>
          <table:table-cell office:value-type="float" office:value="2854059">
            <text:p>28540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7909">
            <text:p>1977909</text:p>
          </table:table-cell>
          <table:table-cell office:value-type="float" office:value="2339158">
            <text:p>23391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28308">
            <text:p>1628308</text:p>
          </table:table-cell>
          <table:table-cell office:value-type="float" office:value="1949585">
            <text:p>19495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32285">
            <text:p>1332285</text:p>
          </table:table-cell>
          <table:table-cell office:value-type="float" office:value="1600908">
            <text:p>1600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40966">
            <text:p>1140966</text:p>
          </table:table-cell>
          <table:table-cell office:value-type="float" office:value="1360179">
            <text:p>13601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4712">
            <text:p>934712</text:p>
          </table:table-cell>
          <table:table-cell office:value-type="float" office:value="1126560">
            <text:p>11265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3346">
            <text:p>843346</text:p>
          </table:table-cell>
          <table:table-cell office:value-type="float" office:value="999621">
            <text:p>9996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9486">
            <text:p>719486</text:p>
          </table:table-cell>
          <table:table-cell office:value-type="float" office:value="848719">
            <text:p>8487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66">
            <text:p>634666</text:p>
          </table:table-cell>
          <table:table-cell office:value-type="float" office:value="733885">
            <text:p>73388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1969">
            <text:p>571969</text:p>
          </table:table-cell>
          <table:table-cell office:value-type="float" office:value="655369">
            <text:p>6553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4207">
            <text:p>474207</text:p>
          </table:table-cell>
          <table:table-cell office:value-type="float" office:value="539009">
            <text:p>5390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5868">
            <text:p>425868</text:p>
          </table:table-cell>
          <table:table-cell office:value-type="float" office:value="485026">
            <text:p>4850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3468">
            <text:p>423468</text:p>
          </table:table-cell>
          <table:table-cell office:value-type="float" office:value="466396">
            <text:p>4663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6591">
            <text:p>356591</text:p>
          </table:table-cell>
          <table:table-cell office:value-type="float" office:value="391669">
            <text:p>39166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1300">
            <text:p>321300</text:p>
          </table:table-cell>
          <table:table-cell office:value-type="float" office:value="352084">
            <text:p>3520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5754">
            <text:p>285754</text:p>
          </table:table-cell>
          <table:table-cell office:value-type="float" office:value="308471">
            <text:p>3084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2956">
            <text:p>262956</text:p>
          </table:table-cell>
          <table:table-cell office:value-type="float" office:value="277737">
            <text:p>27773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6351">
            <text:p>256351</text:p>
          </table:table-cell>
          <table:table-cell office:value-type="float" office:value="264460">
            <text:p>26446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5469">
            <text:p>235469</text:p>
          </table:table-cell>
          <table:table-cell office:value-type="float" office:value="246970">
            <text:p>24697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32568">
            <text:p>232568</text:p>
          </table:table-cell>
          <table:table-cell office:value-type="float" office:value="236724">
            <text:p>23672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6932">
            <text:p>176932</text:p>
          </table:table-cell>
          <table:table-cell office:value-type="float" office:value="184436">
            <text:p>18443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2891">
            <text:p>152891</text:p>
          </table:table-cell>
          <table:table-cell office:value-type="float" office:value="145281">
            <text:p>14528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0425">
            <text:p>180425</text:p>
          </table:table-cell>
          <table:table-cell office:value-type="float" office:value="186750">
            <text:p>1867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0979">
            <text:p>160979</text:p>
          </table:table-cell>
          <table:table-cell office:value-type="float" office:value="154111">
            <text:p>1541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0784">
            <text:p>140784</text:p>
          </table:table-cell>
          <table:table-cell office:value-type="float" office:value="140179">
            <text:p>14017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0350">
            <text:p>150350</text:p>
          </table:table-cell>
          <table:table-cell office:value-type="float" office:value="137992">
            <text:p>1379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9654">
            <text:p>129654</text:p>
          </table:table-cell>
          <table:table-cell office:value-type="float" office:value="128744">
            <text:p>1287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3638">
            <text:p>143638</text:p>
          </table:table-cell>
          <table:table-cell office:value-type="float" office:value="130613">
            <text:p>1306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8341">
            <text:p>98341</text:p>
          </table:table-cell>
          <table:table-cell office:value-type="float" office:value="91715">
            <text:p>917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2619">
            <text:p>92619</text:p>
          </table:table-cell>
          <table:table-cell office:value-type="float" office:value="86467">
            <text:p>864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2448">
            <text:p>82448</text:p>
          </table:table-cell>
          <table:table-cell office:value-type="float" office:value="78404">
            <text:p>784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5555">
            <text:p>125555</text:p>
          </table:table-cell>
          <table:table-cell office:value-type="float" office:value="114882">
            <text:p>11488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3358">
            <text:p>83358</text:p>
          </table:table-cell>
          <table:table-cell office:value-type="float" office:value="70697">
            <text:p>7069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0827">
            <text:p>80827</text:p>
          </table:table-cell>
          <table:table-cell office:value-type="float" office:value="73605">
            <text:p>7360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636">
            <text:p>78636</text:p>
          </table:table-cell>
          <table:table-cell office:value-type="float" office:value="60448">
            <text:p>6044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9185">
            <text:p>99185</text:p>
          </table:table-cell>
          <table:table-cell office:value-type="float" office:value="90678">
            <text:p>9067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902">
            <text:p>55902</text:p>
          </table:table-cell>
          <table:table-cell office:value-type="float" office:value="49490">
            <text:p>4949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9719">
            <text:p>59719</text:p>
          </table:table-cell>
          <table:table-cell office:value-type="float" office:value="48267">
            <text:p>482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6726">
            <text:p>76726</text:p>
          </table:table-cell>
          <table:table-cell office:value-type="float" office:value="67224">
            <text:p>6722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4543">
            <text:p>84543</text:p>
          </table:table-cell>
          <table:table-cell office:value-type="float" office:value="68840">
            <text:p>6884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517">
            <text:p>42517</text:p>
          </table:table-cell>
          <table:table-cell office:value-type="float" office:value="35847">
            <text:p>3584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351">
            <text:p>28351</text:p>
          </table:table-cell>
          <table:table-cell office:value-type="float" office:value="18001">
            <text:p>180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5520">
            <text:p>95520</text:p>
          </table:table-cell>
          <table:table-cell office:value-type="float" office:value="85830">
            <text:p>8583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7792">
            <text:p>27792</text:p>
          </table:table-cell>
          <table:table-cell office:value-type="float" office:value="18743">
            <text:p>1874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8862">
            <text:p>58862</text:p>
          </table:table-cell>
          <table:table-cell office:value-type="float" office:value="46332">
            <text:p>4633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8214">
            <text:p>58214</text:p>
          </table:table-cell>
          <table:table-cell office:value-type="float" office:value="51285">
            <text:p>5128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557">
            <text:p>55557</text:p>
          </table:table-cell>
          <table:table-cell office:value-type="float" office:value="44882">
            <text:p>4488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7482">
            <text:p>27482</text:p>
          </table:table-cell>
          <table:table-cell office:value-type="float" office:value="19335">
            <text:p>1933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087">
            <text:p>49087</text:p>
          </table:table-cell>
          <table:table-cell office:value-type="float" office:value="37999">
            <text:p>3799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8855">
            <text:p>38855</text:p>
          </table:table-cell>
          <table:table-cell office:value-type="float" office:value="28850">
            <text:p>2885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7151">
            <text:p>67151</text:p>
          </table:table-cell>
          <table:table-cell office:value-type="float" office:value="48794">
            <text:p>48794</text:p>
          </table:table-cell>
        </table:table-row>
        <table:table-row table:style-name="ro1">
          <table:table-cell office:value-type="string">
            <text:p>inf</text:p>
          </table:table-cell>
          <table:table-cell office:value-type="float" office:value="1991742">
            <text:p>1991742</text:p>
          </table:table-cell>
          <table:table-cell office:value-type="float" office:value="987099">
            <text:p>987099</text:p>
          </table:table-cell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name="__Anonymous_Sheet_DB__0" table:target-range-address="pvals.E2:pvals.F5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5/30/2013</text:date>, <text:time>11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FRASE</meta:initial-creator>
    <meta:creation-date>2013-05-30T08:53:42</meta:creation-date>
    <dc:date>2013-05-30T11:21:27</dc:date>
    <dc:creator>ALEXANDER FRASE</dc:creator>
    <meta:editing-duration>PT2H22M5S</meta:editing-duration>
    <meta:editing-cycles>4</meta:editing-cycles>
    <meta:generator>LibreOffice/3.4$Unix LibreOffice_project/340m1$Build-502</meta:generator>
    <meta:document-statistic meta:table-count="1" meta:cell-count="1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981cm" svg:height="16.52cm" xlink:href=".." xlink:type="simple" chart:class="chart:bar" chart:style-name="ch1">
        <chart:legend chart:legend-position="end" svg:x="25.3cm" svg:y="7.712cm" style:legend-expansion="high" chart:style-name="ch2"/>
        <chart:plot-area chart:style-name="ch3" table:cell-range-address="pvals.A1:pvals.C57" chart:data-source-has-labels="both" svg:x="1.55cm" svg:y="1.455cm" svg:width="22.672cm" svg:height="13.754cm">
          <chartooo:coordinate-region svg:x="3.097cm" svg:y="1.654cm" svg:width="21.125cm" svg:height="12.908cm"/>
          <chart:axis chart:dimension="x" chart:name="primary-x" chart:style-name="ch4" chartooo:axis-type="auto">
            <chartooo:date-scale/>
            <chart:title svg:x="12.048cm" svg:y="15.539cm" chart:style-name="ch5">
              <text:p>-log2(pval)</text:p>
            </chart:title>
            <chart:categories table:cell-range-address="pvals.A2:pvals.A57"/>
          </chart:axis>
          <chart:axis chart:dimension="y" chart:name="primary-y" chart:style-name="ch6">
            <chart:title svg:x="0.451cm" svg:y="8.918cm" chart:style-name="ch7">
              <text:p>models</text:p>
            </chart:title>
            <chart:grid chart:style-name="ch8" chart:class="major"/>
          </chart:axis>
          <chart:series chart:style-name="ch9" chart:values-cell-range-address="pvals.B2:pvals.B57" chart:label-cell-address="pvals.B1:pvals.B1" chart:class="chart:bar">
            <chart:data-point chart:repeated="56"/>
          </chart:series>
          <chart:series chart:style-name="ch10" chart:values-cell-range-address="pvals.C2:pvals.C57" chart:label-cell-address="pvals.C1:pvals.C1" chart:class="chart:bar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pvals.B1:pvals.B1</svg:desc>
                </draw:g>
              </table:table-cell>
              <table:table-cell office:value-type="string">
                <text:p>p0z</text:p>
                <draw:g>
                  <svg:desc>pvals.C1:pvals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vals.A2:pvals.A57</svg:desc>
                </draw:g>
              </table:table-cell>
              <table:table-cell office:value-type="float" office:value="289">
                <text:p>289</text:p>
                <draw:g>
                  <svg:desc>pvals.B2:pvals.B57</svg:desc>
                </draw:g>
              </table:table-cell>
              <table:table-cell office:value-type="float" office:value="200">
                <text:p>200</text:p>
                <draw:g>
                  <svg:desc>pvals.C2:pvals.C5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498362">
                <text:p>3498362</text:p>
              </table:table-cell>
              <table:table-cell office:value-type="float" office:value="2813244">
                <text:p>281324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553189">
                <text:p>3553189</text:p>
              </table:table-cell>
              <table:table-cell office:value-type="float" office:value="3625120">
                <text:p>36251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23309">
                <text:p>3023309</text:p>
              </table:table-cell>
              <table:table-cell office:value-type="float" office:value="3366597">
                <text:p>33665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69290">
                <text:p>2469290</text:p>
              </table:table-cell>
              <table:table-cell office:value-type="float" office:value="2854059">
                <text:p>28540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77909">
                <text:p>1977909</text:p>
              </table:table-cell>
              <table:table-cell office:value-type="float" office:value="2339158">
                <text:p>233915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28308">
                <text:p>1628308</text:p>
              </table:table-cell>
              <table:table-cell office:value-type="float" office:value="1949585">
                <text:p>19495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32285">
                <text:p>1332285</text:p>
              </table:table-cell>
              <table:table-cell office:value-type="float" office:value="1600908">
                <text:p>16009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40966">
                <text:p>1140966</text:p>
              </table:table-cell>
              <table:table-cell office:value-type="float" office:value="1360179">
                <text:p>136017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34712">
                <text:p>934712</text:p>
              </table:table-cell>
              <table:table-cell office:value-type="float" office:value="1126560">
                <text:p>11265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3346">
                <text:p>843346</text:p>
              </table:table-cell>
              <table:table-cell office:value-type="float" office:value="999621">
                <text:p>99962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19486">
                <text:p>719486</text:p>
              </table:table-cell>
              <table:table-cell office:value-type="float" office:value="848719">
                <text:p>8487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4666">
                <text:p>634666</text:p>
              </table:table-cell>
              <table:table-cell office:value-type="float" office:value="733885">
                <text:p>73388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1969">
                <text:p>571969</text:p>
              </table:table-cell>
              <table:table-cell office:value-type="float" office:value="655369">
                <text:p>6553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74207">
                <text:p>474207</text:p>
              </table:table-cell>
              <table:table-cell office:value-type="float" office:value="539009">
                <text:p>53900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25868">
                <text:p>425868</text:p>
              </table:table-cell>
              <table:table-cell office:value-type="float" office:value="485026">
                <text:p>4850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3468">
                <text:p>423468</text:p>
              </table:table-cell>
              <table:table-cell office:value-type="float" office:value="466396">
                <text:p>4663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6591">
                <text:p>356591</text:p>
              </table:table-cell>
              <table:table-cell office:value-type="float" office:value="391669">
                <text:p>39166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21300">
                <text:p>321300</text:p>
              </table:table-cell>
              <table:table-cell office:value-type="float" office:value="352084">
                <text:p>3520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85754">
                <text:p>285754</text:p>
              </table:table-cell>
              <table:table-cell office:value-type="float" office:value="308471">
                <text:p>3084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2956">
                <text:p>262956</text:p>
              </table:table-cell>
              <table:table-cell office:value-type="float" office:value="277737">
                <text:p>2777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56351">
                <text:p>256351</text:p>
              </table:table-cell>
              <table:table-cell office:value-type="float" office:value="264460">
                <text:p>26446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35469">
                <text:p>235469</text:p>
              </table:table-cell>
              <table:table-cell office:value-type="float" office:value="246970">
                <text:p>24697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2568">
                <text:p>232568</text:p>
              </table:table-cell>
              <table:table-cell office:value-type="float" office:value="236724">
                <text:p>23672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6932">
                <text:p>176932</text:p>
              </table:table-cell>
              <table:table-cell office:value-type="float" office:value="184436">
                <text:p>18443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2891">
                <text:p>152891</text:p>
              </table:table-cell>
              <table:table-cell office:value-type="float" office:value="145281">
                <text:p>14528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80425">
                <text:p>180425</text:p>
              </table:table-cell>
              <table:table-cell office:value-type="float" office:value="186750">
                <text:p>18675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0979">
                <text:p>160979</text:p>
              </table:table-cell>
              <table:table-cell office:value-type="float" office:value="154111">
                <text:p>15411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0784">
                <text:p>140784</text:p>
              </table:table-cell>
              <table:table-cell office:value-type="float" office:value="140179">
                <text:p>14017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0350">
                <text:p>150350</text:p>
              </table:table-cell>
              <table:table-cell office:value-type="float" office:value="137992">
                <text:p>1379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9654">
                <text:p>129654</text:p>
              </table:table-cell>
              <table:table-cell office:value-type="float" office:value="128744">
                <text:p>12874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3638">
                <text:p>143638</text:p>
              </table:table-cell>
              <table:table-cell office:value-type="float" office:value="130613">
                <text:p>1306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8341">
                <text:p>98341</text:p>
              </table:table-cell>
              <table:table-cell office:value-type="float" office:value="91715">
                <text:p>9171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2619">
                <text:p>92619</text:p>
              </table:table-cell>
              <table:table-cell office:value-type="float" office:value="86467">
                <text:p>8646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2448">
                <text:p>82448</text:p>
              </table:table-cell>
              <table:table-cell office:value-type="float" office:value="78404">
                <text:p>7840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5555">
                <text:p>125555</text:p>
              </table:table-cell>
              <table:table-cell office:value-type="float" office:value="114882">
                <text:p>11488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3358">
                <text:p>83358</text:p>
              </table:table-cell>
              <table:table-cell office:value-type="float" office:value="70697">
                <text:p>7069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0827">
                <text:p>80827</text:p>
              </table:table-cell>
              <table:table-cell office:value-type="float" office:value="73605">
                <text:p>7360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8636">
                <text:p>78636</text:p>
              </table:table-cell>
              <table:table-cell office:value-type="float" office:value="60448">
                <text:p>6044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9185">
                <text:p>99185</text:p>
              </table:table-cell>
              <table:table-cell office:value-type="float" office:value="90678">
                <text:p>906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5902">
                <text:p>55902</text:p>
              </table:table-cell>
              <table:table-cell office:value-type="float" office:value="49490">
                <text:p>4949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9719">
                <text:p>59719</text:p>
              </table:table-cell>
              <table:table-cell office:value-type="float" office:value="48267">
                <text:p>4826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76726">
                <text:p>76726</text:p>
              </table:table-cell>
              <table:table-cell office:value-type="float" office:value="67224">
                <text:p>6722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4543">
                <text:p>84543</text:p>
              </table:table-cell>
              <table:table-cell office:value-type="float" office:value="68840">
                <text:p>688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2517">
                <text:p>42517</text:p>
              </table:table-cell>
              <table:table-cell office:value-type="float" office:value="35847">
                <text:p>3584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8351">
                <text:p>28351</text:p>
              </table:table-cell>
              <table:table-cell office:value-type="float" office:value="18001">
                <text:p>1800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5520">
                <text:p>95520</text:p>
              </table:table-cell>
              <table:table-cell office:value-type="float" office:value="85830">
                <text:p>8583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7792">
                <text:p>27792</text:p>
              </table:table-cell>
              <table:table-cell office:value-type="float" office:value="18743">
                <text:p>1874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8862">
                <text:p>58862</text:p>
              </table:table-cell>
              <table:table-cell office:value-type="float" office:value="46332">
                <text:p>4633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8214">
                <text:p>58214</text:p>
              </table:table-cell>
              <table:table-cell office:value-type="float" office:value="51285">
                <text:p>512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557">
                <text:p>55557</text:p>
              </table:table-cell>
              <table:table-cell office:value-type="float" office:value="44882">
                <text:p>4488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7482">
                <text:p>27482</text:p>
              </table:table-cell>
              <table:table-cell office:value-type="float" office:value="19335">
                <text:p>1933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9087">
                <text:p>49087</text:p>
              </table:table-cell>
              <table:table-cell office:value-type="float" office:value="37999">
                <text:p>379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8855">
                <text:p>3885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7151">
                <text:p>67151</text:p>
              </table:table-cell>
              <table:table-cell office:value-type="float" office:value="48794">
                <text:p>48794</text:p>
              </table:table-cell>
            </table:table-row>
            <table:table-row>
              <table:table-cell office:value-type="string">
                <text:p>inf</text:p>
              </table:table-cell>
              <table:table-cell office:value-type="float" office:value="1991742">
                <text:p>1991742</text:p>
              </table:table-cell>
              <table:table-cell office:value-type="float" office:value="987099">
                <text:p>987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